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40a9" officeooo:paragraph-rsid="001940a9"/>
    </style:style>
    <style:style style:name="P2" style:family="paragraph" style:parent-style-name="Standard">
      <style:text-properties fo:color="#ffffff" loext:opacity="100%" fo:font-weight="bold" officeooo:rsid="001940a9" officeooo:paragraph-rsid="001940a9" fo:background-color="#81d41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12/Nov/21</text:p>
      <text:p text:style-name="P1"/>
      <text:p text:style-name="P1">Enums is a special class that contains absolute valu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2T09:40:47.443811454</meta:creation-date>
    <dc:date>2021-11-12T09:58:47.655154036</dc:date>
    <meta:editing-duration>PT7M50S</meta:editing-duration>
    <meta:editing-cycles>1</meta:editing-cycles>
    <meta:document-statistic meta:table-count="0" meta:image-count="0" meta:object-count="0" meta:page-count="1" meta:paragraph-count="2" meta:word-count="11" meta:character-count="68" meta:non-whitespace-character-count="59"/>
    <meta:generator>LibreOffice/7.1.4.2$MacOSX_X86_64 LibreOffice_project/a529a4fab45b75fefc5b6226684193eb000654f6</meta:generator>
  </office:meta>
</office:document-meta>
</file>